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029CAA3C726BC4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07c3" officeooo:paragraph-rsid="001007c3"/>
    </style:style>
    <style:style style:name="P2" style:family="paragraph" style:parent-style-name="Title">
      <style:text-properties officeooo:rsid="001007c3" officeooo:paragraph-rsid="001007c3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P1"><draw:frame draw:style-name="fr1" draw:name="Imagen1" text:anchor-type="char" svg:width="17cm" svg:height="9.208cm" draw:z-index="0"><draw:image xlink:href="Pictures/10000000000007800000041029CAA3C726BC484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53:06.272593837</meta:creation-date>
    <dc:date>2024-01-15T16:53:34.945584332</dc:date>
    <meta:editing-duration>PT29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